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7252" officeooo:paragraph-rsid="0033e67d"/>
    </style:style>
    <style:style style:name="P2" style:family="paragraph" style:parent-style-name="Text_20_body">
      <style:text-properties officeooo:rsid="00390e0b" officeooo:paragraph-rsid="0034a431"/>
    </style:style>
    <style:style style:name="P3" style:family="paragraph" style:parent-style-name="Text_20_body">
      <style:text-properties officeooo:rsid="00230fda" officeooo:paragraph-rsid="0034a431"/>
    </style:style>
    <style:style style:name="P4" style:family="paragraph" style:parent-style-name="Text_20_body">
      <style:text-properties officeooo:rsid="0025fbca" officeooo:paragraph-rsid="0034a431"/>
    </style:style>
    <style:style style:name="P5" style:family="paragraph" style:parent-style-name="Text_20_body">
      <style:text-properties officeooo:rsid="00345030" officeooo:paragraph-rsid="0036621a"/>
    </style:style>
    <style:style style:name="P6" style:family="paragraph" style:parent-style-name="Text_20_body">
      <style:text-properties officeooo:rsid="0032591e" officeooo:paragraph-rsid="0036621a"/>
    </style:style>
    <style:style style:name="P7" style:family="paragraph" style:parent-style-name="Heading_20_1" style:master-page-name="Right_20_Page">
      <style:paragraph-properties style:page-number="auto"/>
      <style:text-properties officeooo:rsid="0032591e" officeooo:paragraph-rsid="0036621a"/>
    </style:style>
    <style:style style:name="P8" style:family="paragraph" style:parent-style-name="Heading_20_2">
      <style:text-properties officeooo:paragraph-rsid="0033e67d"/>
    </style:style>
    <style:style style:name="P9" style:family="paragraph" style:parent-style-name="Heading_20_2">
      <style:text-properties officeooo:paragraph-rsid="0034a431"/>
    </style:style>
    <style:style style:name="P10" style:family="paragraph" style:parent-style-name="Heading_20_2">
      <style:text-properties officeooo:paragraph-rsid="0036621a"/>
    </style:style>
    <style:style style:name="P11" style:family="paragraph" style:parent-style-name="Heading_20_3">
      <style:text-properties officeooo:rsid="00227252" officeooo:paragraph-rsid="0033e67d"/>
    </style:style>
    <style:style style:name="P12" style:family="paragraph" style:parent-style-name="Heading_20_3">
      <style:text-properties officeooo:paragraph-rsid="0033e67d"/>
    </style:style>
    <style:style style:name="P13" style:family="paragraph" style:parent-style-name="Heading_20_3">
      <style:text-properties officeooo:rsid="00230fda" officeooo:paragraph-rsid="0034a431"/>
    </style:style>
    <style:style style:name="P14" style:family="paragraph" style:parent-style-name="Heading_20_3">
      <style:text-properties officeooo:rsid="00390e0b" officeooo:paragraph-rsid="0034a431"/>
    </style:style>
    <style:style style:name="P15" style:family="paragraph" style:parent-style-name="Heading_20_3">
      <style:text-properties officeooo:paragraph-rsid="0034a431"/>
    </style:style>
    <style:style style:name="P16" style:family="paragraph" style:parent-style-name="Heading_20_3">
      <style:text-properties officeooo:rsid="0032591e" officeooo:paragraph-rsid="0036621a"/>
    </style:style>
    <style:style style:name="P17" style:family="paragraph" style:parent-style-name="Heading_20_3">
      <style:text-properties officeooo:paragraph-rsid="0036621a"/>
    </style:style>
    <style:style style:name="T1" style:family="text">
      <style:text-properties officeooo:rsid="00227252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390e0b"/>
    </style:style>
    <style:style style:name="T5" style:family="text">
      <style:text-properties officeooo:rsid="00345030"/>
    </style:style>
    <style:style style:name="T6" style:family="text">
      <style:text-properties officeooo:rsid="003495e4"/>
    </style:style>
    <style:style style:name="T7" style:family="text">
      <style:text-properties officeooo:rsid="003642f6"/>
    </style:style>
    <style:style style:name="T8" style:family="text">
      <style:text-properties officeooo:rsid="003662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owderfinger</text:h>
      <text:h text:style-name="P10" text:outline-level="2">(Neil Young)</text:h>
      <text:h text:style-name="P16" text:outline-level="3">[INTRO]</text:h>
      <text:p text:style-name="P6">G</text:p>
      <text:h text:style-name="P17" text:outline-level="3">[VERSE 1]</text:h>
      <text:p text:style-name="P6">G <text:s text:c="24"/>Cm</text:p>
      <text:p text:style-name="P6">Look out, Mama, there's a white boat</text:p>
      <text:p text:style-name="P6"><text:s text:c="16"/><text:span text:style-name="T5">G</text:span></text:p>
      <text:p text:style-name="P6">comin' down the river</text:p>
      <text:p text:style-name="P6"><text:s text:c="7"/>C</text:p>
      <text:p text:style-name="P6">With a big red beacon, and a flag,</text:p>
      <text:p text:style-name="P6"><text:s text:c="17"/><text:span text:style-name="T6">G</text:span></text:p>
      <text:p text:style-name="P6">and a man on the rail</text:p>
      <text:p text:style-name="P6"><text:s text:c="14"/>C</text:p>
      <text:p text:style-name="P6">I think you'd better call John,</text:p>
      <text:p text:style-name="P6"><text:s text:c="10"/><text:span text:style-name="T6">Cm</text:span></text:p>
      <text:p text:style-name="P6">'Cause it don't look like they're here</text:p>
      <text:p text:style-name="P6"><text:s text:c="5"/>G <text:s text:c="9"/>C</text:p>
      <text:p text:style-name="P6">to deliver, the mail</text:p>
      <text:p text:style-name="P6"><text:s text:c="9"/>Bm <text:s text:c="14"/><text:span text:style-name="T5">Em</text:span></text:p>
      <text:p text:style-name="P6">And it's less than a mile away</text:p>
      <text:p text:style-name="P6"><text:s text:c="2"/>Bm <text:s text:c="22"/>C</text:p>
      <text:p text:style-name="P6">I hope they didn't come to stay</text:p>
      <text:p text:style-name="P6"><text:s text:c="9"/>Bm <text:s text:c="23"/>Em</text:p>
      <text:p text:style-name="P6">It's got numbers on the side and a gun</text:p>
      <text:p text:style-name="P6"><text:s text:c="20"/>D</text:p>
      <text:p text:style-name="P6">And it's makin' big waves.</text:p>
      <text:h text:style-name="P17" text:outline-level="3">[BRIDGE]</text:h>
      <text:p text:style-name="P6">G <text:s/>Cm <text:s/><text:span text:style-name="T6">G</text:span></text:p>
      <text:h text:style-name="P17" text:outline-level="3">[VERSE 2]</text:h>
      <text:p text:style-name="P6">G <text:s text:c="15"/>Cm <text:s text:c="26"/><text:span text:style-name="T5">G</text:span></text:p>
      <text:p text:style-name="P6">Daddy's gone, my brother's out hunting in the mountains</text:p>
      <text:p text:style-name="P6"><text:s text:c="4"/>C <text:s text:c="45"/><text:span text:style-name="T5">G</text:span></text:p>
      <text:p text:style-name="P6">Big John's been drinking since the river took Emmy-Lou</text:p>
      <text:p text:style-name="P6"><text:soft-page-break/><text:s text:c="7"/>C <text:s text:c="21"/><text:span text:style-name="T7">Em</text:span></text:p>
      <text:p text:style-name="P6">So the powers that be left me here</text:p>
      <text:p text:style-name="P6"><text:s text:c="14"/>G</text:p>
      <text:p text:style-name="P6">to do all the thinkin'</text:p>
      <text:p text:style-name="P6"><text:s text:c="6"/>Bm <text:s text:c="16"/><text:span text:style-name="T5">G <text:s text:c="2"/></text:span><text:s text:c="6"/>Bm <text:s text:c="15"/>Cm</text:p>
      <text:p text:style-name="P6">And I just turned twenty-two I was wonderin' what to do</text:p>
      <text:p text:style-name="P6"><text:s text:c="8"/>Bm <text:s text:c="19"/>Em <text:s text:c="16"/>D</text:p>
      <text:p text:style-name="P6">And the closer they <text:span text:style-name="T5">came</text:span>, The more those feelings grew.</text:p>
      <text:h text:style-name="P17" text:outline-level="3">[BRIDGE]</text:h>
      <text:p text:style-name="P5">G <text:s/>Cm <text:s/><text:span text:style-name="T6">G</text:span></text:p>
      <text:h text:style-name="P17" text:outline-level="3">[VERSE 3]</text:h>
      <text:p text:style-name="P6">G <text:s text:c="18"/>Cm <text:s text:c="11"/><text:span text:style-name="T5">G</text:span></text:p>
      <text:p text:style-name="P6">Daddy's rifle in my hand felt reassurin'</text:p>
      <text:p text:style-name="P6"><text:s text:c="12"/>C</text:p>
      <text:p text:style-name="P6">He <text:span text:style-name="T5">told me</text:span>, Red means run, son,</text:p>
      <text:p text:style-name="P6"><text:s text:c="18"/><text:span text:style-name="T5">G</text:span></text:p>
      <text:p text:style-name="P6"><text:span text:style-name="T5">numbers</text:span> add up to nothin'</text:p>
      <text:p text:style-name="P6"><text:s text:c="13"/>C <text:s text:c="17"/>Em <text:s text:c="12"/>G</text:p>
      <text:p text:style-name="P6">But when the first shot hit the docks I saw it comin'</text:p>
      <text:p text:style-name="P6"><text:s text:c="10"/>Bm <text:s text:c="9"/><text:span text:style-name="T5">Em <text:s text:c="2"/></text:span><text:s text:c="6"/>Bm <text:s text:c="15"/>C</text:p>
      <text:p text:style-name="P6">Raised my rifle to my eye, Never stopped to wonder why.</text:p>
      <text:p text:style-name="P6"><text:s text:c="5"/>Bm <text:s text:c="17"/>Em <text:s text:c="17"/>D</text:p>
      <text:p text:style-name="P6">Then I saw black, <text:span text:style-name="T8">a</text:span>nd my face splashed in the sky.</text:p>
      <text:h text:style-name="P17" text:outline-level="3">[BRIDGE]</text:h>
      <text:p text:style-name="P5">G <text:s/>Cm<text:span text:style-name="T7"> <text:s/>G</text:span></text:p>
      <text:h text:style-name="P17" text:outline-level="3">[VERSE 4]</text:h>
      <text:p text:style-name="P6">G <text:s text:c="18"/>Cm <text:s text:c="12"/><text:span text:style-name="T5">G</text:span></text:p>
      <text:p text:style-name="P6">Shelter me from the powder and the finger</text:p>
      <text:p text:style-name="P6">C <text:s text:c="16"/><text:span text:style-name="T7">Em</text:span></text:p>
      <text:p text:style-name="P6">Cover me with the thought</text:p>
      <text:p text:style-name="P6"><text:s text:c="16"/><text:span text:style-name="T5">G</text:span></text:p>
      <text:p text:style-name="P6">that pulled the trigger</text:p>
      <text:p text:style-name="P6">C <text:s text:c="13"/>Em <text:s text:c="13"/>G</text:p>
      <text:p text:style-name="P6">Think of me as one you'd never figured</text:p>
      <text:p text:style-name="P6"/>
      <text:p text:style-name="P6"><text:soft-page-break/><text:s text:c="6"/>Bm <text:s text:c="9"/><text:span text:style-name="T6">Em <text:s text:c="5"/></text:span><text:s text:c="5"/>Bm <text:s text:c="11"/>C</text:p>
      <text:p text:style-name="P6">Would fade away so young, <text:span text:style-name="T8">w</text:span>ith so much left undone</text:p>
      <text:p text:style-name="P6"><text:s text:c="2"/>Bm <text:s text:c="12"/>Em <text:s text:c="16"/>D</text:p>
      <text:p text:style-name="P6">Remember me to my love, I know I'll miss her. </text:p>
      <text:h text:style-name="P17" text:outline-level="3">[OUTRO]</text:h>
      <text:p text:style-name="P5"><text:span text:style-name="T5">G <text:s/>C <text:s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2M42S</meta:editing-duration>
    <meta:editing-cycles>40</meta:editing-cycles>
    <meta:generator>LibreOffice/5.2.7.2$MacOSX_X86_64 LibreOffice_project/2b7f1e640c46ceb28adf43ee075a6e8b8439ed10</meta:generator>
    <dc:title>Lyrics + Chords</dc:title>
    <dc:date>2017-08-01T11:12:10.128736000</dc:date>
    <meta:print-date>2017-04-03T12:23:29.985893000</meta:print-date>
    <meta:document-statistic meta:table-count="0" meta:image-count="0" meta:object-count="0" meta:page-count="3" meta:paragraph-count="74" meta:word-count="311" meta:character-count="2089" meta:non-whitespace-character-count="108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